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fb74" officeooo:paragraph-rsid="000ffb74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3pt" fo:language="en" fo:country="US" officeooo:rsid="000ffb74" officeooo:paragraph-rsid="000ffb74" style:font-size-asian="13pt" style:font-size-complex="13pt"/>
    </style:style>
    <style:style style:name="T1" style:family="text">
      <style:text-properties officeooo:rsid="001010ae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officeooo:rsid="00103d4c"/>
    </style:style>
    <style:style style:name="T5" style:family="text">
      <style:text-properties officeooo:rsid="00114d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udoy François </text:span>: <text:span text:style-name="T3">Out of the shadows</text:span></text:p>
      <text:p text:style-name="P1"/>
      <text:p text:style-name="P2">The universe is always in expansion because of dark energy and <text:span text:style-name="T1">it fill of </text:span>dark matter, <text:span text:style-name="T1">who curve the galaxies keep it in.</text:span> But thi<text:span text:style-name="T5">s energy and matter are full of mystery, because they are entirely invisible,that’s why this</text:span> theory is not accepted by all scientist. There is another theory, the “backreaction”. This second theory can proved several assumptions about galaxies, <text:span text:style-name="T5">it is</text:span> already prove <text:span text:style-name="T5">that exist but not the effects that had on the universe</text:span>. <text:span text:style-name="T4">To prove that scientist try to simulate the evolution of the universe, but it need to much computational resource. The “war”, to prove that dark matter is a lie, is going on and it will take long before the proofs.</text:span></text:p>
      <text:p text:style-name="P1"/>
      <text:p text:style-name="P1">Dow J., Out of the shadows, New scientist, 18 June 201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1:01:20.936609653</meta:creation-date>
    <meta:generator>LibreOffice/5.2.2.2.0$Linux_X86_64 LibreOffice_project/20m0$Build-2</meta:generator>
    <dc:date>2016-10-06T11:52:41.779611927</dc:date>
    <meta:editing-duration>PT10M5S</meta:editing-duration>
    <meta:editing-cycles>1</meta:editing-cycles>
    <meta:document-statistic meta:table-count="0" meta:image-count="0" meta:object-count="0" meta:page-count="1" meta:paragraph-count="3" meta:word-count="134" meta:character-count="756" meta:non-whitespace-character-count="625"/>
  </office:meta>
</office:document-meta>
</file>